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 Special G1" svg:font-family="'Times New Roman Special G1'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afc5c"/>
    </style:style>
    <style:style style:name="P3" style:family="paragraph" style:parent-style-name="Text_20_body">
      <style:text-properties officeooo:rsid="000909ac"/>
    </style:style>
    <style:style style:name="P4" style:family="paragraph" style:parent-style-name="Standard">
      <style:text-properties style:font-name="Trebuchet MS" officeooo:rsid="000909ac"/>
    </style:style>
    <style:style style:name="P5" style:family="paragraph" style:parent-style-name="Table_20_Contents">
      <style:text-properties style:font-name="Trebuchet MS" officeooo:rsid="000909ac" officeooo:paragraph-rsid="000909ac"/>
    </style:style>
    <style:style style:name="P6" style:family="paragraph" style:parent-style-name="Table_20_Contents">
      <style:text-properties style:font-name="Times New Roman Special G1" fo:font-size="12pt" fo:font-weight="bold" officeooo:rsid="0006891b" officeooo:paragraph-rsid="000afc5c" style:font-size-asian="12pt" style:font-weight-asian="bold" style:font-size-complex="12pt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0d2b30"/>
    </style:style>
    <style:style style:name="P9" style:family="paragraph" style:parent-style-name="Text_20_body" style:list-style-name="L1">
      <style:text-properties officeooo:paragraph-rsid="0014c06d"/>
    </style:style>
    <style:style style:name="P10" style:family="paragraph" style:parent-style-name="Text_20_body" style:list-style-name="L1">
      <style:text-properties officeooo:rsid="0014c06d" officeooo:paragraph-rsid="0014c06d"/>
    </style:style>
    <style:style style:name="P11" style:family="paragraph" style:parent-style-name="Text_20_body" style:list-style-name="L1">
      <style:text-properties officeooo:rsid="0007814d"/>
    </style:style>
    <style:style style:name="T1" style:family="text">
      <style:text-properties fo:font-style="italic" officeooo:rsid="000afc5c" style:font-style-asian="italic" style:font-style-complex="italic"/>
    </style:style>
    <style:style style:name="T2" style:family="text">
      <style:text-properties officeooo:rsid="0007814d"/>
    </style:style>
    <style:style style:name="T3" style:family="text">
      <style:text-properties officeooo:rsid="000afc5c"/>
    </style:style>
    <style:style style:name="T4" style:family="text">
      <style:text-properties style:text-underline-style="none" officeooo:rsid="0007814d"/>
    </style:style>
    <style:style style:name="T5" style:family="text">
      <style:text-properties officeooo:rsid="000d2b30"/>
    </style:style>
    <style:style style:name="T6" style:family="text">
      <style:text-properties officeooo:rsid="000e74c3"/>
    </style:style>
    <style:style style:name="T7" style:family="text">
      <style:text-properties officeooo:rsid="0014c06d"/>
    </style:style>
    <style:style style:name="T8" style:family="text">
      <style:text-properties officeooo:rsid="001561e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6">Richiesta variazione fascia oraria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<text:span text:style-name="T3">Giovanna - </text:span><text:span text:style-name="T1">genitore</text:span>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38310199" text:style-name="L1">
              <text:list-item>
                <text:p text:style-name="P7"><text:span text:style-name="T5">Giovanna s</text:span>i connette alla rete.</text:p>
              </text:list-item>
              <text:list-item>
                <text:p text:style-name="P7"><text:span text:style-name="T2">Accede al sito </text:span><text:span text:style-name="T4">dell'asilo Mazzetti.</text:span></text:p>
              </text:list-item>
              <text:list-item>
                <text:p text:style-name="P8"><text:span text:style-name="T2">Giovanna inserisce </text:span><text:span text:style-name="T5">username e password per la sua autenticazione</text:span></text:p>
              </text:list-item>
              <text:list-item>
                <text:p text:style-name="P10">Il sistema la riconosce come genitore dell'alunno “Antonio Sanza”</text:p>
              </text:list-item>
              <text:list-item>
                <text:p text:style-name="P9"><text:span text:style-name="T7">Giovanna visu</text:span><text:span text:style-name="T8">a</text:span><text:span text:style-name="T7">lizza tutte le operazioni relative ai servizi ed alle attività del figlio e clicca su</text:span><text:span text:style-name="T2">“Modi</text:span><text:span text:style-name="T6">fi</text:span><text:span text:style-name="T2">ca Fascia Oraria”</text:span></text:p>
              </text:list-item>
              <text:list-item>
                <text:p text:style-name="P11">Giovanna seleziona la fascia oraria a “tempo-pieno” e come data di entrata in vigore della nuova fascia “07/11/12” e conferma</text:p>
              </text:list-item>
              <text:list-item>
                <text:p text:style-name="P11">Il sistema notifica l'avvenuta modifica, visualizzando la nuova fascia oraria di entrata e uscita <text:span text:style-name="T7">dall'asilo</text:span> di “Antonio Sanza”</text:p>
              </text:list-item>
              <text:list-item>
                <text:p text:style-name="P7">Giovanna si disconnette dal sistema<text:span text:style-name="T7">.</text:span></text:p>
              </text:list-item>
            </text:list>
          </table:table-cell>
        </table:table-row>
      </table:table>
      <text:p text:style-name="P4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 Special G1" svg:font-family="'Times New Roman Special G1'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20:33:37.07</meta:creation-date>
    <dc:date>2012-10-16T18:18:00.69</dc:date>
    <meta:editing-duration>PT4H32M56S</meta:editing-duration>
    <meta:editing-cycles>10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3" meta:word-count="113" meta:character-count="742" meta:non-whitespace-character-count="649"/>
  </office:meta>
</office:document-meta>
</file>